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Calibri" officeooo:paragraph-rsid="0010e4f2"/>
    </style:style>
    <style:style style:name="P2" style:family="paragraph" style:parent-style-name="Standard">
      <style:text-properties style:font-name="Calibri" officeooo:rsid="0010e4f2" officeooo:paragraph-rsid="0010e4f2"/>
    </style:style>
    <style:style style:name="P3" style:family="paragraph" style:parent-style-name="Standard">
      <style:text-properties style:font-name="Calibri" officeooo:rsid="001394ec" officeooo:paragraph-rsid="001394ec"/>
    </style:style>
    <style:style style:name="P4" style:family="paragraph" style:parent-style-name="Standard">
      <style:text-properties style:font-name="Calibri" fo:font-weight="bold" officeooo:rsid="001394ec" officeooo:paragraph-rsid="001394ec" style:font-weight-asian="bold" style:font-weight-complex="bold"/>
    </style:style>
    <style:style style:name="P5" style:family="paragraph" style:parent-style-name="Standard">
      <style:text-properties style:font-name="Calibri" fo:font-size="14pt" fo:font-weight="bold" officeooo:rsid="001394ec" officeooo:paragraph-rsid="001394ec" style:font-size-asian="14pt" style:font-weight-asian="bold" style:font-size-complex="14pt" style:font-weight-complex="bold"/>
    </style:style>
    <style:style style:name="P6" style:family="paragraph" style:parent-style-name="Standard">
      <style:text-properties fo:font-variant="normal" fo:text-transform="none" fo:color="#374151" loext:opacity="100%" style:font-name="S hne" fo:font-size="12pt" fo:letter-spacing="normal" fo:font-style="normal" fo:font-weight="normal" officeooo:paragraph-rsid="001394ec"/>
    </style:style>
    <style:style style:name="P7" style:family="paragraph" style:parent-style-name="Standard">
      <style:text-properties fo:font-variant="normal" fo:text-transform="none" fo:color="#374151" loext:opacity="100%" style:font-name="S hne" fo:font-size="12pt" fo:letter-spacing="normal" fo:font-style="normal" fo:font-weight="bold" officeooo:paragraph-rsid="001394ec" style:font-weight-asian="bold" style:font-weight-complex="bold"/>
    </style:style>
    <style:style style:name="P8" style:family="paragraph" style:parent-style-name="Text_20_body">
      <style:text-properties fo:font-variant="normal" fo:text-transform="none" fo:color="#374151" loext:opacity="100%" style:font-name="S hne" fo:font-size="12pt" fo:letter-spacing="normal" fo:font-style="normal" fo:font-weight="bold" officeooo:paragraph-rsid="001394ec" style:font-weight-asian="bold" style:font-weight-complex="bold"/>
    </style:style>
    <style:style style:name="P9" style:family="paragraph" style:parent-style-name="Text_20_body" style:list-style-name="L1">
      <style:text-properties fo:font-variant="normal" fo:text-transform="none" fo:color="#374151" loext:opacity="100%" style:font-name="S hne" fo:font-size="12pt" fo:letter-spacing="normal" fo:font-style="normal" fo:font-weight="normal" officeooo:paragraph-rsid="001394ec"/>
    </style:style>
    <style:style style:name="P10" style:family="paragraph" style:parent-style-name="Text_20_body">
      <style:text-properties fo:font-variant="normal" fo:text-transform="none" fo:color="#374151" loext:opacity="100%" style:font-name="S hne" fo:font-size="12pt" fo:letter-spacing="normal" fo:font-style="normal" fo:font-weight="normal" officeooo:rsid="00198ec2" officeooo:paragraph-rsid="00198ec2"/>
    </style:style>
    <style:style style:name="T1" style:family="text">
      <style:text-properties officeooo:rsid="001394ec"/>
    </style:style>
    <style:style style:name="T2" style:family="text">
      <style:text-properties fo:language="zxx" fo:country="none" style:language-asian="zxx" style:country-asian="none" style:language-complex="zxx" style:country-complex="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ÀI TẬP MÔN <text:span text:style-name="T2">CHUYÊN</text:span> ĐỀ TỔ CHỨC DỮ LIỆU</text:p>
      <text:p text:style-name="P1">BÀI TẬP SỐ 3</text:p>
      <text:p text:style-name="P1">Sinh viên: Đặng Đức Trường</text:p>
      <text:p text:style-name="P1">MSSV: 20880108</text:p>
      <text:p text:style-name="P2"/>
      <text:p text:style-name="P5">Bài luận tìm hiểu MusicXML</text:p>
      <text:p text:style-name="P3"/>
      <text:p text:style-name="P4">MusicXML là gì?</text:p>
      <text:p text:style-name="P3"/>
      <text:p text:style-name="P6"><text:span text:style-name="T1">MusicXML là định dạng tệp tin dựa trên XML để biểu diễn ký hiệu nhạc tây phương. Định dạng này là mở, được tài liệu hoàn chỉnh và có thể được sử dụng miễn phí dưới Sự đồng thuận về Đặc tả Cuối cùng của Cộng đồng W3C. MusicXML </text:span>được sử dụng để lưu trữ và chia sẻ thông tin về bản nhạc, bao gồm các ghi chú, hợp âm, nốt nhạc, nhịp điệu, ký hiệu và các thông tin khác về kết cấu và nội dung của bản nhạc. Nó được thiết kế để có thể đọc được bởi các chương trình ghi nhạc hoặc phần mềm chỉnh sửa âm nhạc và cho phép người dùng dễ dàng chuyển đổi, chỉnh sửa và chia sẻ bản nhạc của họ trên nhiều nền tảng khác nhau.</text:p>
      <text:p text:style-name="P6"/>
      <text:p text:style-name="P7">Một số công cụ hỗ trợ mã nguồn mở</text:p>
      <text:p text:style-name="P6"/>
      <text:list xml:id="list2865338000" text:style-name="L1">
        <text:list-item>
          <text:p text:style-name="P9">MuseScore: Một phần mềm ghi nhạc mã nguồn mở và miễn phí hỗ trợ nhập, chỉnh sửa và xuất file MusicXML.</text:p>
        </text:list-item>
        <text:list-item>
          <text:p text:style-name="P9">LilyPond: Một phần mềm ghi nhạc mã nguồn mở và miễn phí hỗ trợ nhập file MusicXML và cũng có thể xuất file dưới định dạng MusicXML.</text:p>
        </text:list-item>
        <text:list-item>
          <text:p text:style-name="P9">Verovio: Một toolkit mã nguồn mở dùng để biểu diễn file MusicXML dưới dạng sheet music trong các ứng dụng trên web, thiết bị di động và máy tính.</text:p>
        </text:list-item>
        <text:list-item>
          <text:p text:style-name="P9">Music21: Một thư viện Python mã nguồn mở dùng để làm việc với dữ liệu âm nhạc, bao gồm cả file MusicXML.</text:p>
        </text:list-item>
        <text:list-item>
          <text:p text:style-name="P9">EasyABC: Một phần mềm ghi nhạc miễn phí hỗ trợ nhập và xuất file MusicXML, cũng như các định dạng khác như ABC.</text:p>
        </text:list-item>
      </text:list>
      <text:p text:style-name="P8">Một số tập tin ví dụ MusicXML từ bản nhạc đơn giản:</text:p>
      <text:p text:style-name="P10">Jingle bell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33:56.035158608</meta:creation-date>
    <meta:generator>LibreOffice/7.3.7.2$Linux_X86_64 LibreOffice_project/30$Build-2</meta:generator>
    <dc:date>2023-05-09T14:40:46.274693340</dc:date>
    <meta:editing-duration>PT32M30S</meta:editing-duration>
    <meta:editing-cycles>3</meta:editing-cycles>
    <meta:document-statistic meta:table-count="0" meta:image-count="0" meta:object-count="0" meta:page-count="1" meta:paragraph-count="15" meta:word-count="314" meta:character-count="1440" meta:non-whitespace-character-count="1145"/>
  </office:meta>
</office:document-meta>
</file>